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My Supreme Desire was to make Sophia my Mother, Sister &amp; Child. So that the weight of Golgotha might become weightless. So that Mercury would become to me a mere guest in a room filled with restored Gardens of Edens, prepared by Truth, within Avila’s Interior Castle. So that I might find Agnes, Herself, as my very own Beloved of Infinite Tenderness.</text:p>
      <text:p text:style-name="Normal"/>
      <text:p text:style-name="Normal"/>
      <text:p text:style-name="Normal">So that I might find Agnes, Herself, as my very own Beloved of Infinite Tenderness. So that I might find Agnes, Herself, as my very own Beloved of Infinite Tenderness. May the depth of humanity's longing ever expand its horizons. May Divine Benevolence be brought to earth, as it is in Heaven.</text:p>
      <text:p text:style-name="Normal"/>
      <text:p text:style-name="Normal"/>
      <text:p text:style-name="Normal"/>
      <text:p text:style-name="Normal">In the Aquarian Age, we are only limited by the depth of our longing. Best be branches on the vine of the Truth while dwelling within the ever Blooming &amp; ever Blossoming Wisdom of Blis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